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b8585" officeooo:paragraph-rsid="000b8585"/>
    </style:style>
    <style:style style:name="P2" style:family="paragraph" style:parent-style-name="Heading_20_2">
      <style:text-properties officeooo:paragraph-rsid="0008d804"/>
    </style:style>
    <style:style style:name="P3" style:family="paragraph" style:parent-style-name="Text_20_body">
      <style:text-properties fo:font-size="22pt" officeooo:rsid="000afdd5" officeooo:paragraph-rsid="0008d804" style:font-size-asian="19.25pt" style:font-size-complex="22pt"/>
    </style:style>
    <style:style style:name="P4" style:family="paragraph" style:parent-style-name="Horizontal_20_Line">
      <style:text-properties fo:font-size="22pt" officeooo:rsid="000afdd5" style:font-size-asian="19.25pt" style:font-size-complex="22pt"/>
    </style:style>
    <style:style style:name="P5" style:family="paragraph" style:parent-style-name="Heading_20_2">
      <style:text-properties fo:font-size="22pt" officeooo:rsid="000afdd5" officeooo:paragraph-rsid="00264108" style:font-size-asian="19.25pt" style:font-size-complex="22pt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officeooo:paragraph-rsid="0018c110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officeooo:rsid="0018c110" officeooo:paragraph-rsid="0018c110"/>
    </style:style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9">
      <style:paragraph-properties fo:margin-top="0cm" fo:margin-bottom="0cm" style:contextual-spacing="false"/>
      <style:text-properties officeooo:paragraph-rsid="003aa455"/>
    </style:style>
    <style:style style:name="P20" style:family="paragraph" style:parent-style-name="Text_20_body" style:list-style-name="L2">
      <style:paragraph-properties fo:margin-top="0cm" fo:margin-bottom="0cm" style:contextual-spacing="false"/>
      <style:text-properties officeooo:rsid="002739e2" officeooo:paragraph-rsid="002739e2"/>
    </style:style>
    <style:style style:name="P21" style:family="paragraph" style:parent-style-name="Text_20_body" style:list-style-name="L3">
      <style:paragraph-properties fo:margin-top="0cm" fo:margin-bottom="0cm" style:contextual-spacing="false"/>
      <style:text-properties officeooo:rsid="002752a1" officeooo:paragraph-rsid="002752a1"/>
    </style:style>
    <style:style style:name="P22" style:family="paragraph" style:parent-style-name="Text_20_body" style:list-style-name="L3">
      <style:paragraph-properties fo:margin-top="0cm" fo:margin-bottom="0cm" style:contextual-spacing="false"/>
      <style:text-properties officeooo:rsid="002838a9" officeooo:paragraph-rsid="002838a9"/>
    </style:style>
    <style:style style:name="P23" style:family="paragraph" style:parent-style-name="Text_20_body" style:list-style-name="L3">
      <style:text-properties officeooo:rsid="0029880a" officeooo:paragraph-rsid="0029880a"/>
    </style:style>
    <style:style style:name="P24" style:family="paragraph" style:parent-style-name="Text_20_body" style:list-style-name="L2">
      <style:text-properties officeooo:rsid="002a8187" officeooo:paragraph-rsid="002a8187"/>
    </style:style>
    <style:style style:name="P25" style:family="paragraph" style:parent-style-name="Text_20_body" style:list-style-name="L2">
      <style:text-properties officeooo:rsid="002a8187" officeooo:paragraph-rsid="002c4cc7"/>
    </style:style>
    <style:style style:name="P26" style:family="paragraph" style:parent-style-name="Text_20_body" style:list-style-name="L2">
      <style:text-properties officeooo:rsid="002a8187" officeooo:paragraph-rsid="002dd60b"/>
    </style:style>
    <style:style style:name="P27" style:family="paragraph" style:parent-style-name="Text_20_body" style:list-style-name="L2">
      <style:text-properties officeooo:rsid="002dd60b" officeooo:paragraph-rsid="002dd60b"/>
    </style:style>
    <style:style style:name="P28" style:family="paragraph" style:parent-style-name="Text_20_body" style:list-style-name="L9">
      <style:paragraph-properties fo:margin-top="0cm" fo:margin-bottom="0cm" style:contextual-spacing="false"/>
      <style:text-properties officeooo:rsid="0037d973" officeooo:paragraph-rsid="0037d973"/>
    </style:style>
    <style:style style:name="P29" style:family="paragraph" style:parent-style-name="Text_20_body" style:list-style-name="L9">
      <style:text-properties officeooo:rsid="0039e1d1" officeooo:paragraph-rsid="0039e1d1"/>
    </style:style>
    <style:style style:name="P30" style:family="paragraph" style:parent-style-name="Text_20_body" style:list-style-name="L9">
      <style:text-properties officeooo:rsid="003c9c8c" officeooo:paragraph-rsid="003c9c8c"/>
    </style:style>
    <style:style style:name="T1" style:family="text">
      <style:text-properties officeooo:rsid="001714de"/>
    </style:style>
    <style:style style:name="T2" style:family="text">
      <style:text-properties officeooo:rsid="000c4584"/>
    </style:style>
    <style:style style:name="T3" style:family="text">
      <style:text-properties officeooo:rsid="000ff060"/>
    </style:style>
    <style:style style:name="T4" style:family="text">
      <style:text-properties officeooo:rsid="000ffed7"/>
    </style:style>
    <style:style style:name="T5" style:family="text">
      <style:text-properties officeooo:rsid="001193e5"/>
    </style:style>
    <style:style style:name="T6" style:family="text">
      <style:text-properties officeooo:rsid="001481fd"/>
    </style:style>
    <style:style style:name="T7" style:family="text">
      <style:text-properties officeooo:rsid="00152a5a"/>
    </style:style>
    <style:style style:name="T8" style:family="text">
      <style:text-properties style:text-position="super 58%" officeooo:rsid="00152a5a"/>
    </style:style>
    <style:style style:name="T9" style:family="text">
      <style:text-properties fo:font-weight="normal" officeooo:rsid="001202fe" style:font-weight-asian="normal" style:font-weight-complex="normal"/>
    </style:style>
    <style:style style:name="T10" style:family="text">
      <style:text-properties fo:font-size="22pt" officeooo:rsid="000afdd5" style:font-size-asian="19.25pt" style:font-size-complex="2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officeooo:rsid="00264108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officeooo:rsid="0028b74a"/>
    </style:style>
    <style:style style:name="T15" style:family="text">
      <style:text-properties officeooo:rsid="002c4cc7"/>
    </style:style>
    <style:style style:name="T16" style:family="text">
      <style:text-properties officeooo:rsid="002dd60b"/>
    </style:style>
    <style:style style:name="T17" style:family="text">
      <style:text-properties officeooo:rsid="0037d973"/>
    </style:style>
    <style:style style:name="T18" style:family="text">
      <style:text-properties officeooo:rsid="003aa45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Strong_20_Emphasis"><text:span text:style-name="T10">Project Overview</text:span></text:span></text:h>
      <text:list text:style-name="L1">
        <text:list-item>
          <text:p text:style-name="P7"><text:span text:style-name="Strong_20_Emphasis">Project Description</text:span>: <text:span text:style-name="T3">A web app that will have multiple pages , a mood tracking page which will allow users to select a mood on a scale , fill in keywords based on their mood as well as submit some notes, on this page they may get articles recommended to them based on submissions. </text:span><text:span text:style-name="T4">The next page will be a tamogochi style game that allows users to care for a cat, </text:span><text:span text:style-name="T5">feed , pet , etc.</text:span></text:p>
        </text:list-item>
        <text:list-item>
          <text:p text:style-name="P7"><text:span text:style-name="Strong_20_Emphasis">Client</text:span>: <text:s/><text:span text:style-name="T5">NHS UK</text:span></text:p>
        </text:list-item>
        <text:list-item>
          <text:p text:style-name="P8"><text:span text:style-name="Strong_20_Emphasis">Project Manager</text:span>: <text:span text:style-name="T5">Jeremy</text:span></text:p>
        </text:list-item>
        <text:list-item>
          <text:p text:style-name="P9"><text:span text:style-name="Strong_20_Emphasis">Development Manager: </text:span><text:span text:style-name="Strong_20_Emphasis"><text:span text:style-name="T9">Cameron</text:span></text:span></text:p>
        </text:list-item>
        <text:list-item>
          <text:p text:style-name="P6"><text:span text:style-name="Strong_20_Emphasis">Date</text:span>: <text:span text:style-name="T6">28</text:span><text:span text:style-name="T8">th</text:span><text:span text:style-name="T7"> January 2025</text:span> – <text:span text:style-name="T7">7</text:span><text:span text:style-name="T8">th</text:span><text:span text:style-name="T7"> March 2025</text:span></text:p>
        </text:list-item>
      </text:list>
      <text:h text:style-name="P5" text:outline-level="2"><text:span text:style-name="Strong_20_Emphasis"><text:span text:style-name="T12">Note</text:span></text:span></text:h>
      <text:p text:style-name="P3"><text:span text:style-name="Strong_20_Emphasis"><text:span text:style-name="T13">Tuesday and Saturday meetings in a sprint</text:span></text:span></text:p>
      <text:p text:style-name="P3"><text:span text:style-name="Strong_20_Emphasis"/></text:p>
      <text:p text:style-name="P3"><text:span text:style-name="Strong_20_Emphasis">Project Scope</text:span></text:p>
      <text:list text:style-name="L2">
        <text:list-item>
          <text:p text:style-name="P10"><text:span text:style-name="Strong_20_Emphasis">Objective:</text:span></text:p>
          <text:list>
            <text:list-item>
              <text:p text:style-name="P20">To create an interactive tool for customers of NHS mental health services in Gateshead to use in order to improve and maintain a positive mental health. This tool should aid the NHS not attempt to replace it.</text:p>
            </text:list-item>
          </text:list>
        </text:list-item>
        <text:list-item>
          <text:p text:style-name="P10"><text:span text:style-name="Strong_20_Emphasis">Features &amp; User Stories:</text:span></text:p>
          <text:list>
            <text:list-item>
              <text:p text:style-name="P24">To be able to log mood in both a granular and non granular manner</text:p>
            </text:list-item>
            <text:list-item>
              <text:p text:style-name="P25">To be given recommendation on NHS articles and resources based on my mood history</text:p>
            </text:list-item>
            <text:list-item>
              <text:p text:style-name="P26"><text:span text:style-name="T15">To be able to pet, feed and interact with the chosen being within the game</text:span></text:p>
            </text:list-item>
            <text:list-item>
              <text:p text:style-name="P26"><text:span text:style-name="T16">To be able to view my mood log</text:span> </text:p>
            </text:list-item>
            <text:list-item>
              <text:p text:style-name="P27">To be able to register , login and logout</text:p>
            </text:list-item>
          </text:list>
        </text:list-item>
      </text:list>
      <text:p text:style-name="Horizontal_20_Line"/>
      <text:p text:style-name="Text_20_body"><text:span text:style-name="Strong_20_Emphasis"><text:span text:style-name="T11">Agile Methodology</text:span></text:span></text:p>
      <text:list text:style-name="L3">
        <text:list-item>
          <text:p text:style-name="P11"><text:span text:style-name="Strong_20_Emphasis">Agile Framework:</text:span></text:p>
          <text:list>
            <text:list-item>
              <text:p text:style-name="P22"><text:span text:style-name="T14">Agile / </text:span>SCRUM</text:p>
            </text:list-item>
          </text:list>
        </text:list-item>
        <text:list-item>
          <text:p text:style-name="P11"><text:span text:style-name="Strong_20_Emphasis">Sprint Duration:</text:span></text:p>
          <text:list>
            <text:list-item>
              <text:p text:style-name="P21">1 week per sprint</text:p>
            </text:list-item>
          </text:list>
        </text:list-item>
        <text:list-item>
          <text:p text:style-name="P11"><text:span text:style-name="Strong_20_Emphasis">Team Members:</text:span></text:p>
          <text:list>
            <text:list-item>
              <text:p text:style-name="P23">All normal documented roles apply with Jeremy being the SCRUM master</text:p>
            </text:list-item>
          </text:list>
        </text:list-item>
      </text:list>
      <text:p text:style-name="Horizontal_20_Line"><text:soft-page-break/></text:p>
      <text:p text:style-name="Text_20_body"><text:span text:style-name="Strong_20_Emphasis"><text:span text:style-name="T11">User Stories</text:span></text:span></text:p>
      <text:list text:style-name="L4">
        <text:list-item>
          <text:p text:style-name="P13"><text:span text:style-name="Strong_20_Emphasis">Template for User Stories:</text:span></text:p>
          <text:list>
            <text:list-item>
              <text:p text:style-name="P13"><text:span text:style-name="Strong_20_Emphasis">Title:</text:span></text:p>
            </text:list-item>
            <text:list-item>
              <text:p text:style-name="P13"><text:span text:style-name="Strong_20_Emphasis">As a</text:span> [role],</text:p>
            </text:list-item>
            <text:list-item>
              <text:p text:style-name="P13"><text:span text:style-name="Strong_20_Emphasis">I want</text:span> [feature],</text:p>
            </text:list-item>
            <text:list-item>
              <text:p text:style-name="P13"><text:span text:style-name="Strong_20_Emphasis">So that</text:span> [reason].</text:p>
            </text:list-item>
            <text:list-item>
              <text:p text:style-name="P13"><text:span text:style-name="Strong_20_Emphasis">Acceptance Criteria:</text:span></text:p>
              <text:list>
                <text:list-item>
                  <text:p text:style-name="P13">[Detailed criteria to ensure the story works]</text:p>
                </text:list-item>
              </text:list>
            </text:list-item>
            <text:list-item>
              <text:p text:style-name="P13"><text:span text:style-name="Strong_20_Emphasis">Priority:</text:span> [High, Medium, Low]</text:p>
            </text:list-item>
            <text:list-item>
              <text:p text:style-name="P12"><text:span text:style-name="Strong_20_Emphasis">Estimate:</text:span> [Story points or time estimate]</text:p>
            </text:list-item>
          </text:list>
        </text:list-item>
      </text:list>
      <text:p text:style-name="Horizontal_20_Line"><text:span text:style-name="Strong_20_Emphasis"><text:span text:style-name="T11"/></text:span></text:p>
      <text:p text:style-name="Text_20_body"><text:span text:style-name="Strong_20_Emphasis"><text:span text:style-name="T11">Technical Documentation</text:span></text:span></text:p>
      <text:list text:style-name="L7">
        <text:list-item>
          <text:p text:style-name="P15"><text:span text:style-name="Strong_20_Emphasis">System Architecture:</text:span></text:p>
          <text:list>
            <text:list-item>
              <text:p text:style-name="P15">[Provide diagrams or descriptions of the system architecture]</text:p>
            </text:list-item>
          </text:list>
        </text:list-item>
        <text:list-item>
          <text:p text:style-name="P15"><text:span text:style-name="Strong_20_Emphasis">API Documentation:</text:span></text:p>
          <text:list>
            <text:list-item>
              <text:p text:style-name="P15">[Describe available APIs with examples]</text:p>
            </text:list-item>
          </text:list>
        </text:list-item>
        <text:list-item>
          <text:p text:style-name="P15"><text:span text:style-name="Strong_20_Emphasis">Database Design:</text:span></text:p>
          <text:list>
            <text:list-item>
              <text:p text:style-name="P15">[Schema design, ER diagrams]</text:p>
            </text:list-item>
          </text:list>
        </text:list-item>
        <text:list-item>
          <text:p text:style-name="P15"><text:span text:style-name="Strong_20_Emphasis">Code Standards:</text:span></text:p>
          <text:list>
            <text:list-item>
              <text:p text:style-name="P14">[Define any coding conventions used]</text:p>
            </text:list-item>
          </text:list>
        </text:list-item>
      </text:list>
      <text:p text:style-name="Horizontal_20_Line"/>
      <text:p text:style-name="Text_20_body"><text:span text:style-name="Strong_20_Emphasis"><text:span text:style-name="T11">Test Plan</text:span></text:span></text:p>
      <text:list text:style-name="L8">
        <text:list-item>
          <text:p text:style-name="P17"><text:span text:style-name="Strong_20_Emphasis">Types of Tests:</text:span></text:p>
          <text:list>
            <text:list-item>
              <text:p text:style-name="P17">[Unit, Integration, UAT, etc.]</text:p>
            </text:list-item>
          </text:list>
        </text:list-item>
        <text:list-item>
          <text:p text:style-name="P17"><text:span text:style-name="Strong_20_Emphasis">Test Cases:</text:span></text:p>
          <text:list>
            <text:list-item>
              <text:p text:style-name="P17">[Detailed test cases linked to user stories]</text:p>
            </text:list-item>
          </text:list>
        </text:list-item>
        <text:list-item>
          <text:p text:style-name="P17"><text:span text:style-name="Strong_20_Emphasis">Test Coverage:</text:span></text:p>
          <text:list>
            <text:list-item>
              <text:p text:style-name="P16">[Describe coverage percentages or objectives]</text:p>
            </text:list-item>
          </text:list>
        </text:list-item>
      </text:list>
      <text:p text:style-name="Horizontal_20_Line"/>
      <text:p text:style-name="Text_20_body"><text:span text:style-name="Strong_20_Emphasis"><text:span text:style-name="T11">Risks &amp; Mitigations</text:span></text:span></text:p>
      <text:list text:style-name="L9">
        <text:list-item>
          <text:p text:style-name="P19"><text:span text:style-name="Strong_20_Emphasis">Risk:</text:span></text:p>
          <text:list>
            <text:list-item>
              <text:p text:style-name="P28">That information given by articles is either incorrect / not helpful or too vauge</text:p>
            </text:list-item>
          </text:list>
        </text:list-item>
        <text:list-item>
          <text:p text:style-name="P18"><text:span text:style-name="Strong_20_Emphasis">Probability:</text:span></text:p>
          <text:list>
            <text:list-item>
              <text:p text:style-name="P18">[Medium]</text:p>
            </text:list-item>
          </text:list>
        </text:list-item>
        <text:list-item>
          <text:p text:style-name="P18"><text:soft-page-break/><text:span text:style-name="Strong_20_Emphasis">Impact:</text:span></text:p>
          <text:list>
            <text:list-item>
              <text:p text:style-name="P18">[High]</text:p>
            </text:list-item>
          </text:list>
        </text:list-item>
        <text:list-item>
          <text:p text:style-name="P18"><text:span text:style-name="Strong_20_Emphasis">Mitigation Plan:</text:span></text:p>
          <text:list>
            <text:list-item>
              <text:p text:style-name="P29">We will only refer to the resources written by mental health professions by the NHS or the resources provided to us by the NHS for our articles </text:p>
            </text:list-item>
          </text:list>
        </text:list-item>
        <text:list-item>
          <text:p text:style-name="P19"><text:span text:style-name="Strong_20_Emphasis">Risk:</text:span></text:p>
          <text:list>
            <text:list-item>
              <text:p text:style-name="P19"><text:span text:style-name="T17">That </text:span><text:span text:style-name="T18">user data is compromised</text:span></text:p>
            </text:list-item>
          </text:list>
        </text:list-item>
        <text:list-item>
          <text:p text:style-name="P19"><text:span text:style-name="Strong_20_Emphasis">Probability:</text:span></text:p>
          <text:list>
            <text:list-item>
              <text:p text:style-name="P19">[<text:span text:style-name="T18">High</text:span>]</text:p>
            </text:list-item>
          </text:list>
        </text:list-item>
        <text:list-item>
          <text:p text:style-name="P19"><text:span text:style-name="Strong_20_Emphasis">Impact:</text:span></text:p>
          <text:list>
            <text:list-item>
              <text:p text:style-name="P19">[High]</text:p>
            </text:list-item>
          </text:list>
        </text:list-item>
        <text:list-item>
          <text:p text:style-name="P19"><text:span text:style-name="Strong_20_Emphasis">Mitigation Plan:</text:span></text:p>
          <text:list>
            <text:list-item>
              <text:p text:style-name="P30">We shall encrypt all data with a JWT key only known to the backend at the API level</text:p>
            </text:list-item>
          </text:list>
        </text:list-item>
      </text:list>
      <text:p text:style-name="P4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b8585" officeooo:paragraph-rsid="000b8585"/>
    </style:style>
    <style:style style:name="MT1" style:family="text">
      <style:text-properties officeooo:rsid="001714de"/>
    </style:style>
    <style:style style:name="MT2" style:family="text">
      <style:text-properties officeooo:rsid="000c45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gile</text:span> Dev Doc <text:tab/><text:tab/>Written By Cameron <text:span text:style-name="MT2">(Dev Lead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0:35:22.537641296</meta:creation-date>
    <meta:generator>LibreOffice/24.2.7.2$Linux_X86_64 LibreOffice_project/420$Build-2</meta:generator>
    <dc:date>2025-02-14T19:09:36.357976730</dc:date>
    <meta:editing-duration>PT46M16S</meta:editing-duration>
    <meta:editing-cycles>47</meta:editing-cycles>
    <meta:document-statistic meta:table-count="0" meta:image-count="0" meta:object-count="0" meta:page-count="3" meta:paragraph-count="68" meta:word-count="470" meta:character-count="2468" meta:non-whitespace-character-count="2118"/>
  </office:meta>
</office:document-meta>
</file>